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ate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at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ate_5f_OECD_5f_2013.csv" style:display-name="PageStyle_Employment_Youth_unemployment_ra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